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/>
    <style:style style:name="P2" style:family="paragraph" style:parent-style-name="Standard" style:list-style-name="WW8Num1"/>
    <style:style style:name="P3" style:family="paragraph" style:parent-style-name="Standard" style:list-style-name="WW8Num3"/>
    <style:style style:name="P4" style:family="paragraph" style:parent-style-name="Standard" style:list-style-name="WW8Num2"/>
    <style:style style:name="P5" style:family="paragraph" style:parent-style-name="Standard" style:list-style-name="WW8Num4"/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понятия и принципы, заложенные в структуру стека <text:span text:style-name="T1">SNAP</text:span> (<text:span text:style-name="T1">Sensor</text:span> <text:span text:style-name="T1">Network</text:span> <text:span text:style-name="T1">Advanced</text:span> <text:span text:style-name="T1">Protocol</text:span>)</text:p>
      <text:p text:style-name="Standard">Версия 1.0</text:p>
      <text:p text:style-name="Heading_20_1">Сенсорная сеть</text:p>
      <text:p text:style-name="Standard">Для целей данного проекта мы считаем , что:</text:p>
      <text:list text:style-name="WW8Num1">
        <text:list-item>
          <text:p text:style-name="P2">сенсорная сеть состоит из некоторого количества узлов, от 5 до 10000 штук;</text:p>
        </text:list-item>
        <text:list-item>
          <text:p text:style-name="P2">сенсорная сеть располагается на местности либо в промышленном или офисном здании;</text:p>
        </text:list-item>
        <text:list-item>
          <text:p text:style-name="P2">большинство узлов сенсорной сети имеют в своем составе как приемник, так и передатчик; однако, иногда встречаются узлы, оборудованные только передатчиком;</text:p>
        </text:list-item>
        <text:list-item>
          <text:p text:style-name="P2">сенсорная сеть, как правило, имеет небольшой радиус (более точно, радиус сети обычно меньше чем корень из числа элементов сети, умноженный на максимальное расстояние прямой радиосвязи); однако, встречаются также длинные линейные сети (вдоль железных дорог, заборов, трубопроводов);</text:p>
        </text:list-item>
        <text:list-item>
          <text:p text:style-name="P2">пространство, на котором установлена сенсорная сеть, <text:s/>однородно в крупном масштабе (т.е. не бывает так, чтобы половина сенсорной сети стояла на улице, а половина в зданиях) – это свойство означает, что, если есть возможность оптимизировать работу сети в данном пространстве, подстроив какие-либо параметры протокола, то достаточно подстроить их одинаково у всех элементов сети;</text:p>
        </text:list-item>
        <text:list-item>
          <text:p text:style-name="P2">элементы сенсорной сети, как правило, большую часть времени не осуществляют ни прием, ни передачу данных <text:s/>- это экономит энергию;</text:p>
        </text:list-item>
        <text:list-item>
          <text:p text:style-name="P2">элементы сенсорной сети периодически обмениваются служебной информацией, характерный темп такого обмена един для всей сети, либо для некоторой части сети;</text:p>
        </text:list-item>
        <text:list-item>
          <text:p text:style-name="P2">сеть является нестационарной, расположение ее элементов, и соответствующая топология сети, медленно меняется со временем, темп такого изменения намного медленнее темпа обмена служебной информацией (отличается не менее чем на полтора порядка); в то же время в рамках всей сети он может быть не так уж мал – при вышеупомянутом условии в сети из 1000 элементов за время одного обмена служебными данными может регулярно происходить 30 изменений;</text:p>
        </text:list-item>
        <text:list-item>
          <text:p text:style-name="P2">плотность сенсорной сети неоднородна – каждый узел сети может быть в зоне связи с разным, от 0 до 100, количеством других узлов;</text:p>
        </text:list-item>
        <text:list-item>
          <text:p text:style-name="P2">сенсорная сеть может целиком или частично находиться в зоне, где в том же радиодиапазоне работают другие устройства, в том числе другие сенсорные сети, однако всеми работающими устройствами (и самой сетью) эфир занят не более, чем на 10%</text:p>
        </text:list-item>
        <text:list-item>
          <text:p text:style-name="P2">на одной территории не может находиться одновременно несколько сенсорных сетей <text:span text:style-name="T1">SNAP</text:span></text:p>
        </text:list-item>
        <text:list-item>
          <text:p text:style-name="P2">сенсорная сеть имеет связь с внешним миром – узлы, через которые передаются данные вовне и принимаются управляющая информация; такие узлы равноправны, информацию вовне можно направлять через любой из них, управляющая информация приходит, как правило, через один из ближайших к узлу, для которого она предназначена; в то же время такие узлы могут быть связаны с внешним миром по-разному (например, модем, <text:span text:style-name="T1">Ethernet</text:span>, спутник, и т.п.) и «стоимость» их использования может быть различной</text:p>
        </text:list-item>
      </text:list>
      <text:p text:style-name="Heading_20_1">Принципы протокола <text:span text:style-name="T1">SNAP</text:span></text:p>
      <text:list text:style-name="WW8Num3">
        <text:list-item>
          <text:p text:style-name="P3">протокол построен в соответствии с принципами модели <text:span text:style-name="T1">OSI</text:span> и охватывает канальный и сетевой уровни;</text:p>
        </text:list-item>
        <text:list-item>
          <text:p text:style-name="P3">узлы изначально равноправны на канальном уровне, нет выделенных узлов; </text:p>
        </text:list-item>
        <text:list-item>
          <text:p text:style-name="P3">на канальном уровне нет понятия «узел или группа узлов, не присоединившийся к сети» – узлы всегда заняты как сбором и передачей данных, так и поиском новых соседей;</text:p>
        </text:list-item>
        <text:list-item>
          <text:p text:style-name="P3">на канальном уровне для того, чтобы узлы могли обмениваться информацией, они должны познакомиться</text:p>
        </text:list-item>
        <text:list-item>
          <text:p text:style-name="P3">каждый узел самостоятельно выбирает расписание выхода в эфир, это расписание включает в себя время и канал, на котором узел будет проводить обмен данными, а также, возможно, тип или иные характеристики группы узлов, с которой будет проводиться обмен</text:p>
        </text:list-item>
        <text:list-item>
          <text:p text:style-name="P3">узел осуществляет обмен данными, переключаясь между радиоканалами, при этом расписание должно обеспечивать равное использование всех каналов диапазона;</text:p>
        </text:list-item>
        <text:list-item>
          <text:p text:style-name="P3">расписание узла можно точно вычислить на основе информации, обмен которой осуществляется во время процедуры знакомства, а также, возможно, в других случаях</text:p>
        </text:list-item>
        <text:list-item>
          <text:p text:style-name="P3">расписание узла является псевдослучайным в отношении канала и времени, в то же время распределение этих случайных величин может быть разным и зависит от области применения конкретной сети</text:p>
        </text:list-item>
        <text:list-item>
          <text:p text:style-name="P3">все узлы, знакомые с данным, должны включаться на прием в те моменты, когда для них может быть произведена передача данных (то есть узел включается на прием по расписанию всех его знакомых)</text:p>
        </text:list-item>
        <text:list-item>
          <text:p text:style-name="P3">узлы должны включаться на прием с упреждением, чтобы скомпенсировать возможный уход времени на одном узле относительно другого узла</text:p>
        </text:list-item>
        <text:list-item>
          <text:p text:style-name="P3">узлы должны экономить энергию, выключая прием так рано, как это возможно (то есть как только они определят что данных для них не ожидается)</text:p>
        </text:list-item>
        <text:list-item>
          <text:p text:style-name="P3">правильный прием данных всегда должен быть подтвержден, если подтверждение не получено, данные посылаются повторно, либо считаются неотправленными;</text:p>
        </text:list-item>
        <text:list-item>
          <text:p text:style-name="P3">на сетевом уровне, существуют 3 типа информационных связей между узлами</text:p>
        </text:list-item>
      </text:list>
      <text:list text:style-name="WW8Num2">
        <text:list-item>
          <text:list>
            <text:list-item>
              <text:p text:style-name="P4">все узлы знают направление на ближайшие узлы, связанные с внешним миром (далее – базовые узлы)</text:p>
            </text:list-item>
            <text:list-item>
              <text:p text:style-name="P4">некоторым узлам нужна постоянная связь со всеми узлами, находящимися в их ближайшей окрестности (обычно – не более 3 переходов по <text:span text:style-name="T1">MAC</text:span> связям)</text:p>
            </text:list-item>
            <text:list-item>
              <text:p text:style-name="P4">некоторым парам узлов необходима постоянная связь между собой (это редкое явление, обычно через один узел может проходить не более 3 таких связей)</text:p>
            </text:list-item>
          </text:list>
        </text:list-item>
      </text:list>
      <text:p text:style-name="Standard"/>
      <text:p text:style-name="Heading_20_1">Характеристики передаваемой в сети информации</text:p>
      <text:list text:style-name="WW8Num4">
        <text:list-item>
          <text:p text:style-name="P5">ее мало (узлы в основном передают служебную информацию, то есть суммарный объем переданных полезных данных в сети более чем на порядок меньше объема служебной информации); в то же время в каких-то конкретных узлах сети полезной информации может быть намного больше, чем служебной;</text:p>
        </text:list-item>
        <text:list-item>
          <text:p text:style-name="P5">полезная информация, передаваемая в сети, имеет равный приоритет;</text:p>
        </text:list-item>
        <text:list-item>
          <text:p text:style-name="P5">информация передается поблочно, программы, работающие на более высоких уровнях модели <text:span text:style-name="T1">OSI</text:span>, могут контролировать разбиение на блоки; в то же время, размер блока не может быть слишком большим – разрешенный максимум зависит от конкретной технической реализации, но в любом случае не превышает длину, когда вероятность удачной передачи становится чересчур низка (меньше 90%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ru" fo:country="RU" style:font-name-asian="DejaVu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List" style:family="paragraph" style:parent-style-name="Text_20_body" style:class="list">
      <style:text-properties style:font-name="Arial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 style:font-name-complex="Courier New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dc:title>Основные понятия и принципы, заложенные в структуру стека SNAP </dc:title>
    <meta:initial-creator>sapyptev</meta:initial-creator>
    <meta:creation-date>2006-09-04T21:34:00</meta:creation-date>
    <dc:creator>sapyptev</dc:creator>
    <dc:date>2006-09-04T21:38:00</dc:date>
    <dc:language>ru-RU</dc:language>
    <meta:editing-cycles>3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825" meta:character-count="5797"/>
  </office:meta>
</office:document-meta>
</file>